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1.22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Quader</text:p>
          </table:table-cell>
          <table:table-cell table:number-columns-repeated="4"/>
          <table:table-cell office:value-type="string" calcext:value-type="string">
            <text:p>spherical coord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artesian coords</text:p>
          </table:table-cell>
          <table:table-cell table:number-columns-repeated="3"/>
          <table:table-cell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Counter-clockwise</text:p>
          </table:table-cell>
          <table:table-cell office:value-type="string" calcext:value-type="string">
            <text:p>in degrees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phi_deg</text:p>
          </table:table-cell>
          <table:table-cell office:value-type="string" calcext:value-type="string">
            <text:p>theta_deg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ATAN2([.B4];[.C4])" office:value-type="float" office:value="0.785398163397448" calcext:value-type="float">
            <text:p>0.7853981634</text:p>
          </table:table-cell>
          <table:table-cell table:formula="of:=ATAN2(SQRT([.B4]^2+[.C4]^2);[.D4])" office:value-type="float" office:value="-0.615479708670387" calcext:value-type="float">
            <text:p>-0.6154797087</text:p>
          </table:table-cell>
          <table:table-cell/>
          <table:table-cell table:formula="of:=DEGREES([.F4])" office:value-type="float" office:value="45" calcext:value-type="float">
            <text:p>45</text:p>
          </table:table-cell>
          <table:table-cell table:formula="of:=DEGREES([.G4])" office:value-type="float" office:value="-35.2643896827547" calcext:value-type="float">
            <text:p>-35.2643896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formula="of:=ATAN2([.B5];[.C5])" office:value-type="float" office:value="-0.785398163397448" calcext:value-type="float">
            <text:p>-0.7853981634</text:p>
          </table:table-cell>
          <table:table-cell table:formula="of:=ATAN2(SQRT([.B5]^2+[.C5]^2);[.D5])" office:value-type="float" office:value="-0.615479708670387" calcext:value-type="float">
            <text:p>-0.6154797087</text:p>
          </table:table-cell>
          <table:table-cell/>
          <table:table-cell table:formula="of:=DEGREES([.F5])" office:value-type="float" office:value="-45" calcext:value-type="float">
            <text:p>-45</text:p>
          </table:table-cell>
          <table:table-cell table:formula="of:=DEGREES([.G5])" office:value-type="float" office:value="-35.2643896827547" calcext:value-type="float">
            <text:p>-35.26438968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ATAN2([.B6];[.C6])" office:value-type="float" office:value="-2.35619449019234" calcext:value-type="float">
            <text:p>-2.3561944902</text:p>
          </table:table-cell>
          <table:table-cell table:formula="of:=ATAN2(SQRT([.B6]^2+[.C6]^2);[.D6])" office:value-type="float" office:value="-0.615479708670387" calcext:value-type="float">
            <text:p>-0.6154797087</text:p>
          </table:table-cell>
          <table:table-cell/>
          <table:table-cell table:formula="of:=DEGREES([.F6])" office:value-type="float" office:value="-135" calcext:value-type="float">
            <text:p>-135</text:p>
          </table:table-cell>
          <table:table-cell table:formula="of:=DEGREES([.G6])" office:value-type="float" office:value="-35.2643896827547" calcext:value-type="float">
            <text:p>-35.26438968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ATAN2([.B7];[.C7])" office:value-type="float" office:value="2.35619449019234" calcext:value-type="float">
            <text:p>2.3561944902</text:p>
          </table:table-cell>
          <table:table-cell table:formula="of:=ATAN2(SQRT([.B7]^2+[.C7]^2);[.D7])" office:value-type="float" office:value="-0.615479708670387" calcext:value-type="float">
            <text:p>-0.6154797087</text:p>
          </table:table-cell>
          <table:table-cell/>
          <table:table-cell table:formula="of:=DEGREES([.F7])" office:value-type="float" office:value="135" calcext:value-type="float">
            <text:p>135</text:p>
          </table:table-cell>
          <table:table-cell table:formula="of:=DEGREES([.G7])" office:value-type="float" office:value="-35.2643896827547" calcext:value-type="float">
            <text:p>-35.2643896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ATAN2([.B8];[.C8])" office:value-type="float" office:value="0.785398163397448" calcext:value-type="float">
            <text:p>0.7853981634</text:p>
          </table:table-cell>
          <table:table-cell table:formula="of:=ATAN2(SQRT([.B8]^2+[.C8]^2);[.D8])" office:value-type="float" office:value="0.615479708670387" calcext:value-type="float">
            <text:p>0.6154797087</text:p>
          </table:table-cell>
          <table:table-cell/>
          <table:table-cell table:formula="of:=DEGREES([.F8])" office:value-type="float" office:value="45" calcext:value-type="float">
            <text:p>45</text:p>
          </table:table-cell>
          <table:table-cell table:formula="of:=DEGREES([.G8])" office:value-type="float" office:value="35.2643896827547" calcext:value-type="float">
            <text:p>35.2643896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ATAN2([.B9];[.C9])" office:value-type="float" office:value="-0.785398163397448" calcext:value-type="float">
            <text:p>-0.7853981634</text:p>
          </table:table-cell>
          <table:table-cell table:formula="of:=ATAN2(SQRT([.B9]^2+[.C9]^2);[.D9])" office:value-type="float" office:value="0.615479708670387" calcext:value-type="float">
            <text:p>0.6154797087</text:p>
          </table:table-cell>
          <table:table-cell/>
          <table:table-cell table:formula="of:=DEGREES([.F9])" office:value-type="float" office:value="-45" calcext:value-type="float">
            <text:p>-45</text:p>
          </table:table-cell>
          <table:table-cell table:formula="of:=DEGREES([.G9])" office:value-type="float" office:value="35.2643896827547" calcext:value-type="float">
            <text:p>35.2643896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ATAN2([.B10];[.C10])" office:value-type="float" office:value="-2.35619449019234" calcext:value-type="float">
            <text:p>-2.3561944902</text:p>
          </table:table-cell>
          <table:table-cell table:formula="of:=ATAN2(SQRT([.B10]^2+[.C10]^2);[.D10])" office:value-type="float" office:value="0.615479708670387" calcext:value-type="float">
            <text:p>0.6154797087</text:p>
          </table:table-cell>
          <table:table-cell/>
          <table:table-cell table:formula="of:=DEGREES([.F10])" office:value-type="float" office:value="-135" calcext:value-type="float">
            <text:p>-135</text:p>
          </table:table-cell>
          <table:table-cell table:formula="of:=DEGREES([.G10])" office:value-type="float" office:value="35.2643896827547" calcext:value-type="float">
            <text:p>35.2643896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TAN2([.B11];[.C11])" office:value-type="float" office:value="2.35619449019234" calcext:value-type="float">
            <text:p>2.3561944902</text:p>
          </table:table-cell>
          <table:table-cell table:formula="of:=ATAN2(SQRT([.B11]^2+[.C11]^2);[.D11])" office:value-type="float" office:value="0.615479708670387" calcext:value-type="float">
            <text:p>0.6154797087</text:p>
          </table:table-cell>
          <table:table-cell/>
          <table:table-cell table:formula="of:=DEGREES([.F11])" office:value-type="float" office:value="135" calcext:value-type="float">
            <text:p>135</text:p>
          </table:table-cell>
          <table:table-cell table:formula="of:=DEGREES([.G11])" office:value-type="float" office:value="35.2643896827547" calcext:value-type="float">
            <text:p>35.2643896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09:59:46.098108000</meta:creation-date>
    <dc:date>2014-03-14T10:41:43.669714000</dc:date>
    <meta:editing-duration>PT11M24S</meta:editing-duration>
    <meta:editing-cycles>7</meta:editing-cycles>
    <meta:generator>LibreOffice/4.1.4.2$MacOSX_x86 LibreOffice_project/0a0440ccc0227ad9829de5f46be37cfb6edcf72</meta:generator>
    <meta:document-statistic meta:table-count="1" meta:cell-count="78" meta:object-count="0"/>
  </office:meta>
</office:document-meta>
</file>